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e9a5"/>
    </style:style>
    <style:style style:name="P2" style:family="paragraph" style:parent-style-name="Standard">
      <style:paragraph-properties fo:text-align="center" style:justify-single-word="false"/>
      <style:text-properties officeooo:paragraph-rsid="001de9a5"/>
    </style:style>
    <style:style style:name="T1" style:family="text">
      <style:text-properties officeooo:rsid="001de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ini Mundo<text:tab/></text:p>
      <text:p text:style-name="P1"/>
      <text:p text:style-name="P1"/>
      <text:p text:style-name="P1">Uma equipe de um jornal da cidade trabalha avaliando o atendimento dos estabelecimentos alimentícios, eles trabalham avaliando e fazendo resenhas(críticas) dos estabelecimentos e publicando mensalmente na versão impressa do jornal, que é atualizado semanalmente no jornal, nessa versão web qualquer usuário cadastrado no site pode avaliar mas apenas críticos especializados na área que trabalham no jornal podem fazer resenhas. Surgiu-se então a necessidade de agilizar o processo de envio de avaliações e resenhas feitas dos estabelecimentos, para resolver isso o jornal necessita que desenvolva um aplicativo que permita a avaliação e criação de resenhas. Assim que uma avaliação é feita o usuário deve informar o login e depois uma nota de 0 a 5, quebrando em casas de 5 em 5 décimos (1, 1,5 2,0), os usuários(clientes que frequentam o estabelecimento) podem avaliar um estabelecimento, uma empresa terá um perfil no sistema, esse perfil terá acesso as informações de todos os estabelecimentos que a ela pertencem, <text:span text:style-name="T1">inclusive</text:span> críticas e as notas dadas a cada estabelecimento.</text:p>
      <text:p text:style-name="P1"/>
      <text:p text:style-name="P1">Para que isso seja possível um sistema deve ser capaz de cadastrar usuário e crítico, além disso o sistema deve cadastrar as empresas que serão avaliadas, além disso cada estabelecimento deve conter um campo com sua avaliação, além disso as resenhas devem ser cadastradas e também informações básicas contidas na visita ao estabelecimento.</text:p>
      <text:p text:style-name="P1"/>
      <text:p text:style-name="P1">Assim desenvolveremos um aplicativo que seja capaz de enviar avaliações e resenhas de várias empresas e seus estabelecimentos além de ler resenhas e ver avaliação média da cada estabelecimento.</text:p>
      <text:p text:style-name="P1"/>
      <text:p text:style-name="P1"/>
      <text:p text:style-name="P1"/>
      <text:p text:style-name="P1"/>
      <text:p text:style-name="P1"/>
      <text:p text:style-name="P1"/>
      <text:p text:style-name="P1">Dupla: Denaildo Junio e Felipe Cab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Cabral </meta:initial-creator>
    <meta:creation-date>2014-02-18T23:02:54.575385980</meta:creation-date>
    <dc:date>2014-02-18T23:04:59.455280626</dc:date>
    <dc:creator>FelipeCabral </dc:creator>
    <meta:editing-duration>P0D</meta:editing-duration>
    <meta:editing-cycles>1</meta:editing-cycles>
    <meta:document-statistic meta:table-count="0" meta:image-count="0" meta:object-count="0" meta:page-count="1" meta:paragraph-count="5" meta:word-count="255" meta:character-count="1658" meta:non-whitespace-character-count="1407"/>
    <meta:generator>LibreOffice/4.1.2.3$Linux_x86 LibreOffice_project/410m0$Build-3</meta:generator>
  </office:meta>
</office:document-meta>
</file>